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15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4_1YR_B08105I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Car, truck, or van - drove alone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Car, truck, or van - drove alone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Car, truck, or van - carpooled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Car, truck, or van - carpooled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Public transportation (excluding taxicab)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Public transportation (excluding taxicab)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Walked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Walked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Taxicab, motorcycle, bicycle, or other means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Taxicab, motorcycle, bicycle, or other means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Worked at hom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Worked at 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/6.0.7.3$Linux_X86_64 LibreOffice_project/00m0$Build-3</meta:generator>
  </office:meta>
</office:document-meta>
</file>